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 style:shadow="none"/>
      <style:text-properties style:font-name="Liberation Serif" style:text-underline-style="none" fo:font-weight="normal" officeooo:rsid="000901c0" officeooo:paragraph-rsid="00130e9c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 style:shadow="none"/>
      <style:text-properties style:font-name="Liberation Serif" style:text-underline-style="none" fo:font-weight="normal" officeooo:rsid="000901c0" officeooo:paragraph-rsid="00260c0f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 fo:padding="0cm" fo:border="none" style:shadow="none"/>
      <style:text-properties style:font-name="Liberation Serif" style:text-underline-style="none" fo:font-weight="normal" officeooo:rsid="000901c0" officeooo:paragraph-rsid="002af853" style:font-weight-asian="normal" style:font-weight-complex="normal"/>
    </style:style>
    <style:style style:name="P4" style:family="paragraph" style:parent-style-name="Standard" style:master-page-name="">
      <style:paragraph-properties fo:text-align="center" style:justify-single-word="false" style:page-number="auto" fo:padding="0.049cm" fo:border="0.06pt solid #000000" style:shadow="none"/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style:text-underline-style="solid" style:text-underline-width="auto" style:text-underline-color="font-color" fo:font-weight="bold" officeooo:rsid="000901c0" officeooo:paragraph-rsid="000901c0" style:font-weight-asian="bold" style:font-weight-complex="bold"/>
    </style:style>
    <style:style style:name="P6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fo:font-weight="bold" officeooo:paragraph-rsid="000d18c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fo:font-weight="bold" officeooo:rsid="000901c0" officeooo:paragraph-rsid="000901c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style:text-underline-style="solid" style:text-underline-width="auto" style:text-underline-color="font-color" fo:font-weight="bold" officeooo:rsid="000901c0" officeooo:paragraph-rsid="000901c0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 fo:padding="0cm" fo:border="none" style:shadow="none"/>
      <style:text-properties style:font-name="Liberation Serif" style:text-underline-style="none" fo:font-weight="bold" officeooo:rsid="000901c0" officeooo:paragraph-rsid="00130e9c" style:font-weight-asian="bold" style:font-weight-complex="bold"/>
    </style:style>
    <style:style style:name="P11" style:family="paragraph" style:parent-style-name="Standard">
      <style:paragraph-properties fo:text-align="center" style:justify-single-word="false" fo:padding="0.049cm" fo:border="0.06pt solid #000000" style:shadow="none"/>
      <style:text-properties style:font-name="Liberation Serif" fo:font-size="14pt" fo:font-weight="bold" officeooo:rsid="000901c0" officeooo:paragraph-rsid="0030f9a5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8eaed"/>
    </style:style>
    <style:style style:name="T2" style:family="text">
      <style:text-properties officeooo:rsid="000c34b4"/>
    </style:style>
    <style:style style:name="T3" style:family="text">
      <style:text-properties officeooo:rsid="002b1ae7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><text:span text:style-name="T1"><office:annotation><dc:creator>bleybaert</dc:creator><dc:date>2018-04-16T14:05:11</dc:date><loext:sender-initials>ble</loext:sender-initials><text:p text:style-name="P12"><text:span text:style-name="T4">do text with typeDeDelib=meetingConfig.Title()</text:span></text:p></office:annotation></text:span><text:span text:style-name="T1"><text:text-input text:description="">typeDeDelib.upper()</text:text-input></text:span><text:span text:style-name="T1"> DU </text:span><text:span text:style-name="T1"><text:text-input text:description="">self.Title()</text:text-input></text:span></text:p>
      <text:p text:style-name="P6"/>
      <text:p text:style-name="P11"><text:span text:style-name="T3"><text:text-input text:description="">view.getDGHV(meetingConfig).display('configGroup')</text:text-input></text:span></text:p>
      <text:p text:style-name="P8"/>
      <text:p text:style-name="P9">ORDRE DU JOUR</text:p>
      <text:p text:style-name="P5"/>
      <text:p text:style-name="P1"/>
      <text:p text:style-name="P1"/>
      <text:section text:style-name="Sect1" text:name="Section1">
        <text:p text:style-name="P1"><office:annotation><dc:creator>bleybaert</dc:creator><dc:date>2018-04-17T14:48:44</dc:date><loext:sender-initials>ble</loext:sender-initials><text:p text:style-name="P13"><text:span text:style-name="T4">do section- </text:span><text:span text:style-name="T5">for sublist in self.adapted().getPrintableItemsByCategory(itemUids,includeEmptyCategories=True,listTypes=['normal','late'])</text:span></text:p></office:annotation></text:p>
        <text:list xml:id="list218148663696821416" text:style-name="L1">
          <text:list-item>
            <text:p text:style-name="P10"><text:text-input text:description="">sublist[0].Title()</text:text-input></text:p>
          </text:list-item>
        </text:list>
        <text:section text:style-name="Sect1" text:name="Section2">
          <text:p text:style-name="P3"><office:annotation><dc:creator>bleybaert</dc:creator><dc:date>2018-04-17T14:53:17</dc:date><loext:sender-initials>ble</loext:sender-initials><text:p text:style-name="P12"><text:span text:style-name="T5">do section- for elt in sublist[1:]</text:span></text:p></office:annotation><text:tab/><text:span text:style-name="T2">• <text:s text:c="2"/></text:span><text:text-input text:description="">elt.Title()</text:text-input>.</text:p>
        </text:section>
        <text:section text:style-name="Sect1" text:name="Section3">
          <text:p text:style-name="P2"><office:annotation><dc:creator>bleybaert</dc:creator><dc:date>2018-04-17T15:44:16</dc:date><loext:sender-initials>ble</loext:sender-initials><text:p text:style-name="P13"><text:span text:style-name="T4">do section- if not sublist[1:]</text:span></text:p></office:annotation><text:tab/><text:span text:style-name="T2">• <text:s text:c="2"/>Néant.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.286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6T13:50:23.384724357</meta:creation-date>
    <meta:generator>LibreOffice/5.1.6.2$Linux_X86_64 LibreOffice_project/10m0$Build-2</meta:generator>
    <dc:date>2018-06-25T16:47:18.280198778</dc:date>
    <meta:editing-duration>PT2H20M26S</meta:editing-duration>
    <meta:editing-cycles>40</meta:editing-cycles>
    <meta:document-statistic meta:table-count="0" meta:image-count="0" meta:object-count="0" meta:page-count="1" meta:paragraph-count="7" meta:word-count="24" meta:character-count="156" meta:non-whitespace-character-count="144"/>
  </office:meta>
</office:document-meta>
</file>